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EC8EC29B.png" manifest:media-type="image/png"/>
  <manifest:file-entry manifest:full-path="Pictures/100000000000032000000258AE45E8AA.png" manifest:media-type="image/png"/>
  <manifest:file-entry manifest:full-path="Pictures/10000000000003200000025809C7EF31.png" manifest:media-type="image/png"/>
  <manifest:file-entry manifest:full-path="Pictures/100000000000031A00000253D1D24142.png" manifest:media-type="image/png"/>
  <manifest:file-entry manifest:full-path="Pictures/100000000000032000000258D2E4504B.png" manifest:media-type="image/png"/>
  <manifest:file-entry manifest:full-path="Pictures/100000000000032000000258CE27E50E.png" manifest:media-type="image/png"/>
  <manifest:file-entry manifest:full-path="Pictures/10000000000003200000025830674EDA.png" manifest:media-type="image/png"/>
  <manifest:file-entry manifest:full-path="Pictures/10000000000003200000025819812F21.png" manifest:media-type="image/png"/>
  <manifest:file-entry manifest:full-path="Pictures/100000000000032000000258386DF587.png" manifest:media-type="image/png"/>
  <manifest:file-entry manifest:full-path="Pictures/100000000000032000000258217E47D0.png" manifest:media-type="image/png"/>
  <manifest:file-entry manifest:full-path="Pictures/100000000000032000000258F6B218C8.png" manifest:media-type="image/png"/>
  <manifest:file-entry manifest:full-path="Pictures/100000000000032000000258931F8343.png" manifest:media-type="image/png"/>
  <manifest:file-entry manifest:full-path="Pictures/1000000000000320000002585C39BAEF.png" manifest:media-type="image/png"/>
  <manifest:file-entry manifest:full-path="Pictures/100000000000032000000258EC0B43F6.png" manifest:media-type="image/png"/>
  <manifest:file-entry manifest:full-path="Pictures/10000000000003200000025857AC7A97.png" manifest:media-type="image/png"/>
  <manifest:file-entry manifest:full-path="Pictures/1000000000000320000002582C51995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eyboard-subtitle">
      <style:graphic-properties draw:fill-color="#ffffff" fo:min-height="16.185cm"/>
    </style:style>
    <style:style style:name="pr2" style:family="presentation" style:parent-style-name="keyboard-notes">
      <style:graphic-properties draw:fill-color="#ffffff" draw:auto-grow-height="true" fo:min-height="12.572cm"/>
    </style:style>
    <style:style style:name="pr3" style:family="presentation" style:parent-style-name="keyboard-title">
      <style:graphic-properties fo:min-height="3.506cm"/>
    </style:style>
    <style:style style:name="pr4" style:family="presentation" style:parent-style-name="keyboard-subtitle" style:list-style-name="L2">
      <style:graphic-properties draw:fill-color="#ffffff" fo:min-height="12.18cm"/>
    </style:style>
    <style:style style:name="pr5" style:family="presentation" style:parent-style-name="keyboard-notes">
      <style:graphic-properties draw:fill-color="#ffffff" fo:min-height="12.572cm"/>
    </style:style>
    <style:style style:name="pr6" style:family="presentation" style:parent-style-name="keyboard-outline1">
      <style:graphic-properties fo:min-height="12.18cm"/>
    </style:style>
    <style:style style:name="pr7" style:family="presentation" style:parent-style-name="keyboard-outline1" style:list-style-name="L5">
      <style:graphic-properties fo:min-height="12.18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6pt" style:font-size-asian="36pt" style:font-size-complex="36pt"/>
    </style:style>
    <style:style style:name="P4" style:family="paragraph">
      <style:text-properties fo:font-size="26.3999996185303pt"/>
    </style:style>
    <style:style style:name="P5" style:family="paragraph">
      <style:text-properties fo:font-family="'Bitstream Vera Sans Mono'" style:font-family-generic="modern" style:font-pitch="fixed" fo:font-size="26pt" style:font-size-asian="26pt" style:font-size-complex="26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family="'Bitstream Vera Sans Mono'" style:font-family-generic="modern" style:font-pitch="fixed" fo:font-size="26pt" style:font-size-asian="26pt" style:font-size-complex="26pt"/>
    </style:style>
    <style:style style:name="T3" style:family="text">
      <style:text-properties fo:font-family="Arial" style:font-family-generic="swiss" style:font-pitch="variable" fo:font-size="26pt" style:font-size-asian="26pt" style:font-size-complex="26pt"/>
    </style:style>
    <style:style style:name="T4" style:family="text">
      <style:text-properties fo:font-family="'Bitstream Vera Sans Mono'" style:font-family-generic="modern" style:font-pitch="fixed"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32">
        <draw:frame presentation:style-name="pr1" draw:text-style-name="P1" draw:layer="layout" svg:width="23.199cm" svg:height="16.185cm" svg:x="2.301cm" svg:y="1.994cm" presentation:class="subtitle">
          <draw:text-box>
            <text:p><text:span text:style-name="T1">Penetration Testing</text:span></text:p>
            <text:p><text:span text:style-name="T1">With</text:span></text:p>
            <text:p><text:span text:style-name="T1">Pyth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2T0">
        <draw:frame presentation:style-name="pr3" draw:layer="layout" svg:width="23.199cm" svg:height="3.506cm" svg:x="2.301cm" svg:y="1.994cm" presentation:class="title">
          <draw:text-box>
            <text:p>Outline</text:p>
          </draw:text-box>
        </draw:frame>
        <draw:frame presentation:style-name="pr4" draw:text-style-name="P3" draw:layer="layout" svg:width="23cm" svg:height="12.18cm" svg:x="2.5cm" svg:y="6cm" presentation:class="subtitle" presentation:user-transformed="true">
          <draw:text-box>
            <text:list text:style-name="L2">
              <text:list-item>
                <text:p text:style-name="P2">Penetration Testing</text:p>
                <text:list>
                  <text:list-item>
                    <text:list>
                      <text:list-item>
                        <text:p text:style-name="P2">A Context Driven Approach</text:p>
                      </text:list-item>
                      <text:list-item>
                        <text:p text:style-name="P2">Exploratory Testing</text:p>
                      </text:list-item>
                      <text:list-item>
                        <text:p text:style-name="P2">Simulating Attacks</text:p>
                      </text:list-item>
                    </text:list>
                  </text:list-item>
                  <text:list-item>
                    <text:p text:style-name="P2">Tools</text:p>
                    <text:list>
                      <text:list-item>
                        <text:p text:style-name="P2">ScaPy</text:p>
                      </text:list-item>
                      <text:list-item>
                        <text:p text:style-name="P2">Requests</text:p>
                      </text:list-item>
                    </text:list>
                  </text:list-item>
                  <text:list-item>
                    <text:p text:style-name="P2">Resources</text:p>
                    <text:list>
                      <text:list-item>
                        <text:p text:style-name="P2">WebGo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3T1">
        <draw:frame presentation:style-name="pr3" draw:layer="layout" svg:width="23.199cm" svg:height="3.506cm" svg:x="2.301cm" svg:y="1.994cm" presentation:class="title">
          <draw:text-box>
            <text:p>Penetration Testing</text:p>
          </draw:text-box>
        </draw:frame>
        <draw:frame presentation:style-name="pr6" draw:layer="layout" svg:width="23cm" svg:height="12.18cm" svg:x="2.5cm" svg:y="6cm" presentation:class="outline" presentation:user-transformed="true">
          <draw:text-box>
            <text:list text:style-name="L3">
              <text:list-item>
                <text:p>Simulate an attack by a malicious party against the system</text:p>
              </text:list-item>
              <text:list-item>
                <text:p>May focus on threats to:</text:p>
              </text:list-item>
            </text:list>
            <text:list text:style-name="L4">
              <text:list-item>
                <text:list>
                  <text:list-item>
                    <text:p>Confidentiality (keep private data private)</text:p>
                  </text:list-item>
                  <text:list-item>
                    <text:p>Integrity (preventing tampering)</text:p>
                  </text:list-item>
                  <text:list-item>
                    <text:p>Availability (preventing DoS attacks)</text:p>
                  </text:list-item>
                  <text:list-item>
                    <text:p>Authenticity (preventing unauthorized use)</text:p>
                  </text:list-item>
                  <text:list-item>
                    <text:p>Non-repudiation (who sai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3T1">
        <draw:frame presentation:style-name="pr3" draw:layer="layout" svg:width="23.199cm" svg:height="3.506cm" svg:x="2.301cm" svg:y="1.994cm" presentation:class="title">
          <draw:text-box>
            <text:p>The Context</text:p>
          </draw:text-box>
        </draw:frame>
        <draw:frame presentation:style-name="pr6" draw:layer="layout" svg:width="23cm" svg:height="12.18cm" svg:x="2.5cm" svg:y="6cm" presentation:class="outline" presentation:user-transformed="true">
          <draw:text-box>
            <text:list text:style-name="L3">
              <text:list-item>
                <text:p>Penetration Testing is (usually) done against an entire system, simulating an actual attack</text:p>
              </text:list-item>
              <text:list-item>
                <text:p>The information to be gained is what threats there are to the security of the system that malicious parties could exploit</text:p>
              </text:list-item>
              <text:list-item>
                <text:p>This needs to be documented and communicated to the stakeholder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3T1">
        <draw:frame presentation:style-name="pr3" draw:layer="layout" svg:width="23.199cm" svg:height="3.506cm" svg:x="2.301cm" svg:y="1.994cm" presentation:class="title">
          <draw:text-box>
            <text:p>Exploration</text:p>
          </draw:text-box>
        </draw:frame>
        <draw:frame presentation:style-name="pr6" draw:layer="layout" svg:width="23cm" svg:height="12.18cm" svg:x="2.5cm" svg:y="6cm" presentation:class="outline" presentation:user-transformed="true">
          <draw:text-box>
            <text:list text:style-name="L3">
              <text:list-item>
                <text:p>The “attack surface” needs to be mapped</text:p>
              </text:list-item>
            </text:list>
            <text:list text:style-name="L4">
              <text:list-item>
                <text:list>
                  <text:list-item>
                    <text:p>Can include things from system configuration to social aspects of administrators</text:p>
                  </text:list-item>
                </text:list>
              </text:list-item>
            </text:list>
            <text:list text:style-name="L3">
              <text:list-item>
                <text:p>Each “layer” of the system may need a different approach</text:p>
              </text:list-item>
            </text:list>
            <text:list text:style-name="L4">
              <text:list-item>
                <text:list>
                  <text:list-item>
                    <text:p>“No system can withstand a sufficiently patient and curious advisary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eyboard" presentation:presentation-page-layout-name="AL3T1">
        <draw:frame presentation:style-name="pr3" draw:layer="layout" svg:width="23.199cm" svg:height="3.506cm" svg:x="2.301cm" svg:y="1.994cm" presentation:class="title">
          <draw:text-box>
            <text:p>The Simulated Attack</text:p>
          </draw:text-box>
        </draw:frame>
        <draw:frame presentation:style-name="pr6" draw:layer="layout" svg:width="23cm" svg:height="12.18cm" svg:x="2.5cm" svg:y="6cm" presentation:class="outline">
          <draw:text-box>
            <text:list text:style-name="L3">
              <text:list-item>
                <text:p>Discovery: What is there in the system?</text:p>
              </text:list-item>
              <text:list-item>
                <text:p>Exploit Analysis: What can be exploited?</text:p>
              </text:list-item>
              <text:list-item>
                <text:p>Simulated Attack: How can the exploits be...exploited?</text:p>
              </text:list-item>
              <text:list-item>
                <text:p>Documentation: How are the results reported back to stakeholders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eyboard" presentation:presentation-page-layout-name="AL3T1">
        <draw:frame presentation:style-name="pr3" draw:layer="layout" svg:width="23.199cm" svg:height="3.506cm" svg:x="2.301cm" svg:y="1.994cm" presentation:class="title">
          <draw:text-box>
            <text:p>ScaPy</text:p>
          </draw:text-box>
        </draw:frame>
        <draw:frame presentation:style-name="pr6" draw:text-style-name="P5" draw:layer="layout" svg:width="23cm" svg:height="12.18cm" svg:x="2.5cm" svg:y="6cm" presentation:class="outline">
          <draw:text-box>
            <text:list text:style-name="L3">
              <text:list-header>
                <text:p><text:span text:style-name="T2">pip install bit.ly/1cEr3VW</text:span></text:p>
                <text:p><text:span text:style-name="T2"/></text:p>
              </text:list-header>
              <text:list-item>
                <text:p><text:span text:style-name="T3">Will need to use</text:span></text:p>
                <text:p><text:span text:style-name="T2">sudo &lt;virtualenv&gt;/bin/python &lt;script&gt;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eyboard" presentation:presentation-page-layout-name="AL3T1">
        <draw:frame presentation:style-name="pr3" draw:layer="layout" svg:width="23.199cm" svg:height="3.506cm" svg:x="2.301cm" svg:y="1.994cm" presentation:class="title">
          <draw:text-box>
            <text:p>Requests</text:p>
          </draw:text-box>
        </draw:frame>
        <draw:frame presentation:style-name="pr7" draw:text-style-name="P5" draw:layer="layout" svg:width="23cm" svg:height="13.029cm" svg:x="2.5cm" svg:y="6cm" presentation:class="outline" presentation:user-transformed="true">
          <draw:text-box>
            <text:list text:style-name="L5">
              <text:list-header>
                <text:p><text:span text:style-name="T4">pip install requests</text:span></text:p>
                <text:p><text:span text:style-name="T4">&gt;&gt;&gt; url = 'http://httpbin.org/cookies'</text:span></text:p>
                <text:p><text:span text:style-name="T4">&gt;&gt;&gt; cookies = dict(cookies_are='working')</text:span></text:p>
                <text:p><text:span text:style-name="T4"/></text:p>
                <text:p><text:span text:style-name="T4">&gt;&gt;&gt; r = requests.get(url, cookies=cookies)</text:span></text:p>
                <text:p><text:span text:style-name="T4">&gt;&gt;&gt; r.text</text:span></text:p>
                <text:p><text:span text:style-name="T4">'{"cookies": {"cookies_are": "working"}}'</text:span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eyboard" presentation:presentation-page-layout-name="AL3T1">
        <draw:frame presentation:style-name="pr3" draw:layer="layout" svg:width="23.199cm" svg:height="3.506cm" svg:x="2.301cm" svg:y="1.994cm" presentation:class="title">
          <draw:text-box>
            <text:p>Exercise</text:p>
          </draw:text-box>
        </draw:frame>
        <draw:frame presentation:style-name="pr6" draw:text-style-name="P6" draw:layer="layout" svg:width="23cm" svg:height="12.18cm" svg:x="2.5cm" svg:y="6cm" presentation:class="outline" presentation:user-transformed="true">
          <draw:text-box>
            <text:list text:style-name="L3">
              <text:list-header>
                <text:p><text:span text:style-name="T5">I've written a healthcare.gov clone with important features. It allows a non-authenticated user to:</text:span></text:p>
              </text:list-header>
              <text:list-item>
                <text:p><text:span text:style-name="T5">confirm existence of arbitrary usernames</text:span></text:p>
              </text:list-item>
              <text:list-item>
                <text:p><text:span text:style-name="T5">reveal the password reset code without access to the user's email</text:span></text:p>
              </text:list-item>
              <text:list-item>
                <text:p><text:span text:style-name="T5">reveal the security questions for the username</text:span></text:p>
              </text:list-item>
              <text:list-item>
                <text:p><text:span text:style-name="T5">reveal the email address username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eyboard" presentation:presentation-page-layout-name="AL3T1">
        <draw:frame presentation:style-name="pr3" draw:layer="layout" svg:width="23.199cm" svg:height="3.506cm" svg:x="2.301cm" svg:y="1.994cm" presentation:class="title">
          <draw:text-box>
            <text:p>Resources</text:p>
          </draw:text-box>
        </draw:frame>
        <draw:frame presentation:style-name="pr6" draw:text-style-name="P7" draw:layer="layout" svg:width="23cm" svg:height="12.18cm" svg:x="2.5cm" svg:y="5.9cm" presentation:class="outline" presentation:user-transformed="true">
          <draw:text-box>
            <text:list text:style-name="L3">
              <text:list-item>
                <text:p text:style-name="P7"><text:span text:style-name="T6"><text:a xlink:href="http://dirk-loss.de/python-tools.htm" xlink:type="simple">http://dirk-loss.de/python-tools.htm</text:a></text:span></text:p>
              </text:list-item>
              <text:list-item>
                <text:p text:style-name="P7"><text:span text:style-name="T6"><text:a xlink:href="http://www.secdev.org/projects/scapy/" xlink:type="simple">http://www.secdev.org/projects/scapy/</text:a></text:span><text:span text:style-name="T6"> </text:span></text:p>
                <text:p text:style-name="P7"><text:span text:style-name="T6">Web Goat:</text:span></text:p>
              </text:list-item>
              <text:list-item>
                <text:p text:style-name="P7"><text:span text:style-name="T6">Tutorial Videos </text:span><text:span text:style-name="T6"><text:a xlink:href="http://webappsecmovies.sourceforge.net/webgoat/#General" xlink:type="simple">http://webappsecmovies.sourceforge.net/webgoat/#General</text:a></text:span><text:span text:style-name="T6"> </text:span></text:p>
              </text:list-item>
              <text:list-item>
                <text:p text:style-name="P7"><text:span text:style-name="T6">Example Lesson Plan </text:span><text:span text:style-name="T6"><text:a xlink:href="https://www.owasp.org/index.php/Lesson_Plans" xlink:type="simple">https://www.owasp.org/index.php/Lesson_Plans</text:a></text:span><text:span text:style-name="T6">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eyboard" presentation:presentation-page-layout-name="AL3T1">
        <draw:frame presentation:style-name="pr3" draw:layer="layout" svg:width="23.199cm" svg:height="3.506cm" svg:x="2.301cm" svg:y="1.994cm" presentation:class="title">
          <draw:text-box>
            <text:p>There is more</text:p>
          </draw:text-box>
        </draw:frame>
        <draw:frame presentation:style-name="pr6" draw:layer="layout" svg:width="23cm" svg:height="12.18cm" svg:x="2.5cm" svg:y="6cm" presentation:class="outline">
          <draw:text-box>
            <text:list text:style-name="L3">
              <text:list-item>
                <text:p>Capture The Flag</text:p>
              </text:list-item>
            </text:list>
            <text:list text:style-name="L4">
              <text:list-item>
                <text:list>
                  <text:list-item>
                    <text:p>Practicing these skills (and defense) in a game or competition</text:p>
                  </text:list-item>
                </text:list>
              </text:list-item>
            </text:list>
            <text:list text:style-name="L3">
              <text:list-item>
                <text:p>I organize one aimed at students and could use help developing the “challenges”</text:p>
              </text:list-item>
              <text:list-item>
                <text:p>In return, I can help teach you security, and run our own CTF events here, locally :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greenlines" xlink:href="Pictures/1000000000000320000002582C51995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paper4" xlink:href="Pictures/100000000000032000000258931F8343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draw:background-size="border" draw:fill="bitmap" draw:fill-image-name="sunrise_5f_box" draw:fill-image-width="0cm" draw:fill-image-height="0cm"/>
    </style:style>
    <style:style style:name="Mdp5" style:family="drawing-page">
      <style:drawing-page-properties draw:background-size="border" draw:fill="bitmap" draw:fill-image-name="aqua1" draw:fill-image-width="0cm" draw:fill-image-height="0cm"/>
    </style:style>
    <style:style style:name="Mdp6" style:family="drawing-page">
      <style:drawing-page-properties draw:background-size="border" draw:fill="bitmap" draw:fill-image-name="bluelinesdark" style:repeat="stretch"/>
    </style:style>
    <style:style style:name="Mdp7" style:family="drawing-page">
      <style:drawing-page-properties draw:background-size="border" draw:fill="bitmap" draw:fill-image-name="bluelines2" draw:fill-image-width="0cm" draw:fill-image-height="0cm"/>
    </style:style>
    <style:style style:name="Mdp8" style:family="drawing-page">
      <style:drawing-page-properties draw:background-size="border" draw:fill="bitmap" draw:fill-image-name="bluetitledown" style:repeat="stretch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typo3" style:repeat="stretch"/>
    </style:style>
    <style:style style:name="Mdp11" style:family="drawing-page">
      <style:drawing-page-properties draw:background-size="border" draw:fill="bitmap" draw:fill-image-name="forest" style:repeat="stretch"/>
    </style:style>
    <style:style style:name="Mdp12" style:family="drawing-page">
      <style:drawing-page-properties draw:background-size="border" draw:fill="bitmap" draw:fill-image-name="ashapes6" style:repeat="stretch"/>
    </style:style>
    <style:style style:name="Mdp13" style:family="drawing-page">
      <style:drawing-page-properties draw:background-size="border" draw:fill="bitmap" draw:fill-image-name="winteraletsch" style:repeat="stretch"/>
    </style:style>
    <style:style style:name="Mdp14" style:family="drawing-page">
      <style:drawing-page-properties draw:background-size="border" draw:fill="bitmap" draw:fill-image-name="greenlines" style:repeat="stretch"/>
    </style:style>
    <style:style style:name="Mdp15" style:family="drawing-page">
      <style:drawing-page-properties draw:background-size="border" draw:fill="bitmap" draw:fill-image-name="keyboard_5f_lay" style:repeat="stretch"/>
    </style:style>
    <style:style style:name="Mdp16" style:family="drawing-page">
      <style:drawing-page-properties draw:background-size="border" draw:fill="bitmap" draw:fill-image-name="ashapes" style:repeat="stretch"/>
    </style:style>
    <style:style style:name="Mdp17" style:family="drawing-page">
      <style:drawing-page-properties draw:background-size="border" draw:fill="bitmap" draw:fill-image-name="paper4" style:repeat="stretch"/>
    </style:style>
    <style:style style:name="Mdp1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32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33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35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36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38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39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41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42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keyboard-title">
      <style:graphic-properties draw:fill-color="#ffffff" draw:auto-grow-height="false" fo:min-height="3.507cm"/>
    </style:style>
    <style:style style:name="Mpr44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45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6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Default_20_1-title">
      <style:graphic-properties draw:fill-color="#ffffff" draw:auto-grow-height="false" fo:min-height="3.507cm"/>
    </style:style>
    <style:style style:name="Mpr48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49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5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51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2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53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5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8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4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5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6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7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8cm" svg:x="1.4cm" svg:y="6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8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10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18cm" svg:x="1.8cm" svg:y="5.314cm" presentation:class="outline" presentation:placeholder="true">
        <draw:text-box/>
      </draw:frame>
      <draw:frame presentation:style-name="Mpr28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11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2.18cm" svg:x="1.5cm" svg:y="4.914cm" presentation:class="outline" presentation:placeholder="true">
        <draw:text-box/>
      </draw:frame>
      <draw:frame presentation:style-name="Mpr31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12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34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13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2.18cm" svg:x="1.5cm" svg:y="7cm" presentation:class="outline" presentation:placeholder="true">
        <draw:text-box/>
      </draw:frame>
      <draw:frame presentation:style-name="Mpr37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37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14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18cm" svg:x="1.4cm" svg:y="5.714cm" presentation:class="outline" presentation:placeholder="true">
        <draw:text-box/>
      </draw:frame>
      <draw:frame presentation:style-name="Mpr4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15">
      <draw:frame presentation:style-name="Mpr43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4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5">
      <draw:frame presentation:style-name="Mpr47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Default_20_1-outline1" draw:layer="backgroundobjects" svg:width="23cm" svg:height="12.18cm" svg:x="2.5cm" svg:y="6cm" presentation:class="outline" presentation:placeholder="true">
        <draw:text-box/>
      </draw:frame>
      <draw:frame presentation:style-name="Mpr48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8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8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5.265cm" svg:height="10.476cm" svg:x="3.16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5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16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2.18cm" svg:x="2.2cm" svg:y="5.5cm" presentation:class="outline" presentation:placeholder="true">
        <draw:text-box/>
      </draw:frame>
      <draw:frame presentation:style-name="Mpr51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51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51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2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53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17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5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5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5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5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5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yan Freckleton</meta:initial-creator>
    <meta:creation-date>2013-11-18T21:09:20</meta:creation-date>
    <meta:editing-duration>PT53M17S</meta:editing-duration>
    <meta:editing-cycles>24</meta:editing-cycles>
    <dc:date>2013-11-18T22:07:00</dc:date>
    <dc:creator>Ryan Freckleton</dc:creator>
    <meta:generator>LibreOffice/3.5$Linux_X86_64 LibreOffice_project/350m1$Build-2</meta:generator>
    <meta:document-statistic meta:object-count="251"/>
  </office:meta>
</office:document-meta>
</file>